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9B0000002C4DA0FF2957D84C43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001cm" table:align="margins" style:may-break-between-rows="false"/>
    </style:style>
    <style:style style:name="Table1.A" style:family="table-column">
      <style:table-column-properties style:column-width="5.001cm" style:rel-column-width="65535*"/>
    </style:style>
    <style:style style:name="Table1.A1" style:family="table-cell">
      <style:table-cell-properties fo:padding-left="0.049cm" fo:padding-right="0cm" fo:padding-top="0cm" fo:padding-bottom="0cm" fo:border="none"/>
    </style:style>
    <style:style style:name="Table1.5" style:family="table-row">
      <style:table-row-properties style:min-row-height="0.325cm"/>
    </style:style>
    <style:style style:name="Table2" style:family="table">
      <style:table-properties style:width="11.8cm" table:align="right"/>
    </style:style>
    <style:style style:name="Table2.A" style:family="table-column">
      <style:table-column-properties style:column-width="8.296cm"/>
    </style:style>
    <style:style style:name="Table2.B" style:family="table-column">
      <style:table-column-properties style:column-width="3.505cm"/>
    </style:style>
    <style:style style:name="Table2.A1" style:family="table-cell">
      <style:table-cell-properties fo:padding-left="0.6cm" fo:padding-right="0cm" fo:padding-top="0.101cm" fo:padding-bottom="0.101cm" fo:border-left="none" fo:border-right="none" fo:border-top="1pt solid #7f7f7f" fo:border-bottom="1pt solid #7f7f7f"/>
    </style:style>
    <style:style style:name="Table2.A2" style:family="table-cell">
      <style:table-cell-properties fo:padding-left="0.6cm" fo:padding-right="0cm" fo:padding-top="0.101cm" fo:padding-bottom="0.101cm" fo:border-left="1pt solid #7f7f7f" fo:border-right="none" fo:border-top="none" fo:border-bottom="none"/>
    </style:style>
    <style:style style:name="Table2.3" style:family="table-row">
      <style:table-row-properties style:min-row-height="0.709cm"/>
    </style:style>
    <style:style style:name="Table2.B3" style:family="table-cell">
      <style:table-cell-properties fo:padding-left="0.6cm" fo:padding-right="0cm" fo:padding-top="0.101cm" fo:padding-bottom="0.101cm" fo:border="none"/>
    </style:style>
    <style:style style:name="P1" style:family="paragraph" style:parent-style-name="Header">
      <style:text-properties fo:language="de" fo:country="DE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de" fo:country="DE"/>
    </style:style>
    <style:style style:name="P3" style:family="paragraph" style:parent-style-name="Standard">
      <style:paragraph-properties fo:margin-top="0cm" fo:margin-bottom="0cm" loext:contextual-spacing="false" fo:line-height="0.088cm"/>
      <style:text-properties fo:font-size="2pt" fo:language="de" fo:country="DE" style:font-size-asian="1.75pt" style:font-size-complex="2pt"/>
    </style:style>
    <style:style style:name="P4" style:family="paragraph" style:parent-style-name="Standard">
      <style:paragraph-properties fo:margin-top="0cm" fo:margin-bottom="0.199cm" loext:contextual-spacing="false"/>
      <style:text-properties fo:font-size="8pt"/>
    </style:style>
    <style:style style:name="P5" style:family="paragraph" style:parent-style-name="Table_20_Contents">
      <style:paragraph-properties fo:margin-top="0cm" fo:margin-bottom="0.199cm" loext:contextual-spacing="false"/>
      <style:text-properties fo:font-size="8pt"/>
    </style:style>
    <style:style style:name="P6" style:family="paragraph" style:parent-style-name="Table_20_Contents">
      <style:paragraph-properties fo:margin-top="0cm" fo:margin-bottom="0.199cm" loext:contextual-spacing="false" fo:line-height="150%"/>
      <style:text-properties fo:font-size="8pt"/>
    </style:style>
    <style:style style:name="P7" style:family="paragraph" style:parent-style-name="Standard">
      <style:paragraph-properties fo:margin-top="0cm" fo:margin-bottom="0.15cm" loext:contextual-spacing="false" fo:line-height="100%"/>
    </style:style>
    <style:style style:name="P8" style:family="paragraph" style:parent-style-name="Standard">
      <style:paragraph-properties fo:margin-top="0cm" fo:margin-bottom="0.15cm" loext:contextual-spacing="false" fo:line-height="0.265cm" fo:break-before="column"/>
      <style:text-properties fo:language="de" fo:country="DE"/>
    </style:style>
    <style:style style:name="P9" style:family="paragraph" style:parent-style-name="Table_20_Heading">
      <style:paragraph-properties fo:margin-top="0cm" fo:margin-bottom="0.055cm" loext:contextual-spacing="false"/>
      <style:text-properties fo:font-variant="small-caps"/>
    </style:style>
    <style:style style:name="P10" style:family="paragraph" style:parent-style-name="Table_5f_OrtDatum">
      <style:paragraph-properties fo:margin-left="-0.37cm" fo:margin-right="0cm" fo:text-align="start" style:justify-single-word="false" fo:text-indent="0cm" style:auto-text-indent="false"/>
    </style:style>
    <style:style style:name="P11" style:family="paragraph" style:parent-style-name="Table_5f_OrtDatum">
      <style:text-properties fo:font-size="11pt" style:font-size-asian="10.5pt"/>
    </style:style>
    <style:style style:name="P12" style:family="paragraph" style:parent-style-name="Standard">
      <style:text-properties fo:font-size="6pt" style:font-size-asian="10.5pt"/>
    </style:style>
    <style:style style:name="P13" style:family="paragraph" style:parent-style-name="Table_5f_Main" style:list-style-name="List_20_1"/>
    <style:style style:name="P14" style:family="paragraph" style:parent-style-name="Table_5f_Main" style:list-style-name="List_20_1">
      <style:text-properties officeooo:rsid="0017e66f" officeooo:paragraph-rsid="0017e66f"/>
    </style:style>
    <style:style style:name="P15" style:family="paragraph" style:parent-style-name="Table_5f_List" style:list-style-name="List_20_1"/>
    <style:style style:name="P16" style:family="paragraph">
      <loext:graphic-properties draw:fill="solid" draw:fill-color="#333333" draw:opacity="100%"/>
    </style:style>
    <style:style style:name="P17" style:family="paragraph">
      <style:paragraph-properties fo:margin-top="0cm" fo:margin-bottom="0.3cm"/>
    </style:style>
    <style:style style:name="P18" style:family="paragraph">
      <style:paragraph-properties fo:margin-left="0cm" fo:margin-right="0.499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style:text-outline="false" style:text-line-through-style="none" style:text-line-through-type="none" style:text-position="0% 100%" fo:font-size="24pt" fo:letter-spacing="normal" fo:language="en" fo:country="US" fo:text-shadow="none" style:text-underline-style="none" style:text-underline-mode="continuous" style:text-overline-mode="continuous" style:text-line-through-mode="continuous" style:letter-kerning="true" style:font-name-asian="WenQuanYi Micro Hei" style:font-size-asian="24pt" style:language-asian="zh" style:country-asian="CN" style:font-name-complex="Lohit Devanagari" style:font-size-complex="24pt" style:language-complex="hi" style:country-complex="IN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fo:margin-left="0cm" fo:margin-right="0.499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loext:graphic-properties draw:fill="none" draw:fill-color="#ffffff"/>
      <style:paragraph-properties fo:margin-left="0cm" fo:margin-right="0.499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color="#e8e8e8" style:text-outline="false" style:text-line-through-style="none" style:text-line-through-type="none" style:text-position="0% 100%" style:font-name="Liberation Serif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loext:graphic-properties draw:fill="solid" draw:fill-color="#e47200"/>
      <style:paragraph-properties fo:text-align="center"/>
    </style:style>
    <style:style style:name="P27" style:family="paragraph">
      <loext:graphic-properties draw:fill="gradient" draw:fill-color="#d0d0d0" draw:fill-gradient-name="Gradient_20_9" draw:gradient-step-count="0"/>
    </style:style>
    <style:style style:name="P28" style:family="paragraph">
      <loext:graphic-properties draw:fill="gradient" draw:fill-color="#fe7f00" draw:fill-gradient-name="Gradient_20_8" draw:gradient-step-count="64"/>
    </style:style>
    <style:style style:name="P29" style:family="paragraph">
      <loext:graphic-properties draw:fill="none"/>
    </style:style>
    <style:style style:name="T1" style:family="text">
      <style:text-properties fo:language="de" fo:country="DE"/>
    </style:style>
    <style:style style:name="T2" style:family="text">
      <style:text-properties officeooo:rsid="0017e66f"/>
    </style:style>
    <style:style style:name="T3" style:family="text">
      <style:text-properties fo:color="#333333" style:font-name="Liberation Sans" fo:font-weight="bold" style:font-weight-asian="bold" style:font-weight-complex="bold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ffffff" style:font-name="DejaVu Sans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e8e8e8" style:font-name="DejaVu Sans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ffffff" style:font-name="DejaVu Sans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333333" style:font-name="DejaVu Serif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T9" style:family="text">
      <style:text-properties fo:color="#e8e8e8" style:text-outline="false" style:text-line-through-style="none" style:text-line-through-type="none" style:text-position="0% 100%" style:font-name="Liberation Serif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color="#ffffff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33333" draw:marker-end="" draw:stroke-linejoin="miter" draw:fill="solid" draw:fill-color="#333333" draw:opacity="100%" draw:textarea-horizontal-align="justify" draw:textarea-vertical-align="middle" draw:auto-grow-height="false" fo:min-height="0.748cm" fo:min-width="14.736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textarea-vertical-align="middle" fo:min-height="3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textarea-vertical-align="middle" fo:min-height="3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894cm" style:run-through="foreground"/>
    </style:style>
    <style:style style:name="gr7" style:family="graphic">
      <style:graphic-properties draw:stroke="none" svg:stroke-width="0cm" svg:stroke-color="#333333" draw:marker-start-width="0.353cm" draw:marker-end-width="0.353cm" draw:fill="solid" draw:fill-color="#333333" draw:opacity="100%" draw:textarea-horizontal-align="justify" draw:textarea-vertical-align="middle" draw:auto-grow-height="false" fo:min-height="0.727cm" fo:min-width="1.13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3465a4" draw:fill="solid" draw:fill-color="#e47200" draw:textarea-horizontal-align="justify" draw:textarea-vertical-align="middle" draw:auto-grow-height="false" fo:min-height="0.212cm" fo:min-width="0.212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9" style:family="graphic">
      <style:graphic-properties draw:stroke="none" svg:stroke-color="#3465a4" draw:fill="solid" draw:fill-color="#e47200" draw:textarea-horizontal-align="justify" draw:textarea-vertical-align="middle" draw:auto-grow-height="false" fo:min-height="0.212cm" fo:min-width="0.212cm" style:run-through="foreground" style:wrap="run-through" style:number-wrapped-paragraphs="no-limit" style:vertical-pos="from-top" style:vertical-rel="paragraph" style:horizontal-pos="from-left" style:horizontal-rel="page-start-margin" draw:wrap-influence-on-position="once-concurrent" style:flow-with-text="false"/>
    </style:style>
    <style:style style:name="gr10" style:family="graphic">
      <style:graphic-properties draw:stroke="none" svg:stroke-color="#3465a4" draw:fill="gradient" draw:fill-color="#d0d0d0" draw:fill-gradient-name="Gradient_20_9" draw:gradient-step-count="0" draw:textarea-horizontal-align="justify" draw:textarea-vertical-align="middle" draw:auto-grow-height="false" fo:min-height="0.296cm" fo:min-width="4.362cm" style:run-through="foreground"/>
    </style:style>
    <style:style style:name="gr11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4.362cm" style:run-through="foreground"/>
    </style:style>
    <style:style style:name="gr12" style:family="graphic">
      <style:graphic-properties svg:stroke-width="0.03cm" svg:stroke-color="#333333" draw:marker-start-width="0.432cm" draw:marker-end-width="0.432cm" draw:fill="none" draw:textarea-horizontal-align="justify" draw:textarea-vertical-align="middle" draw:auto-grow-height="false" fo:min-height="0.265cm" fo:min-width="4.33cm" fo:padding-top="0.016cm" fo:padding-bottom="0.016cm" fo:padding-left="0.016cm" fo:padding-right="0.016cm" style:run-through="foreground"/>
    </style:style>
    <style:style style:name="gr13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3.034cm" style:run-through="foreground"/>
    </style:style>
    <style:style style:name="gr14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3.369cm" style:run-through="foreground"/>
    </style:style>
    <style:style style:name="gr15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3.888cm" style:run-through="foreground"/>
    </style:style>
    <style:style style:name="gr16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3.159cm" style:run-through="foreground"/>
    </style:style>
    <style:style style:name="gr17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3.02cm" style:run-through="foreground"/>
    </style:style>
    <style:style style:name="gr18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3.591cm" style:run-through="foreground"/>
    </style:style>
    <style:style style:name="gr19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4.068cm" style:run-through="foreground"/>
    </style:style>
    <style:style style:name="gr20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2.678cm" style:run-through="foreground"/>
    </style:style>
    <style:style style:name="gr21" style:family="graphic">
      <style:graphic-properties draw:stroke="none" svg:stroke-color="#3465a4" draw:fill="gradient" draw:fill-color="#d0d0d0" draw:fill-gradient-name="Gradient_20_9" draw:gradient-step-count="0" draw:textarea-horizontal-align="justify" draw:textarea-vertical-align="middle" draw:auto-grow-height="false" fo:min-height="0.296cm" fo:min-width="4.36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0.86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3cm" svg:stroke-color="#333333" draw:marker-start-width="0.432cm" draw:marker-end-width="0.432cm" draw:fill="none" draw:textarea-horizontal-align="justify" draw:textarea-vertical-align="middle" draw:auto-grow-height="false" fo:min-height="0.265cm" fo:min-width="4.33cm" fo:padding-top="0.016cm" fo:padding-bottom="0.016cm" fo:padding-left="0.016cm" fo:padding-right="0.01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3465a4" draw:fill="gradient" draw:fill-color="#fe7f00" draw:fill-gradient-name="Gradient_20_8" draw:gradient-step-count="64" draw:textarea-horizontal-align="justify" draw:textarea-vertical-align="middle" draw:auto-grow-height="false" fo:min-height="0.296cm" fo:min-width="1.259cm" style:run-through="foreground"/>
    </style:style>
    <style:style style:name="gr25" style:family="graphic">
      <style:graphic-properties draw:stroke="none" svg:stroke-color="#000000" draw:fill="none" draw:fill-color="#ffffff" draw:textarea-vertical-align="middle" fo:min-height="0.861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­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5f_Cat_5f_Heading">Sozialkompetenz</text:p>
          </table:table-cell>
        </table:table-row>
        <table:table-row>
          <table:table-cell table:style-name="Table1.A1" office:value-type="string">
            <text:p text:style-name="Table_5f_Category">Teamgeist</text:p>
          </table:table-cell>
        </table:table-row>
        <table:table-row>
          <table:table-cell table:style-name="Table1.A1" office:value-type="string">
            <text:p text:style-name="P6"><draw:g text:anchor-type="paragraph" draw:z-index="12" draw:style-name="gr5"><draw:custom-shape draw:name="Shape8" draw:style-name="gr10" draw:text-style-name="P27" svg:width="4.363cm" svg:height="0.297cm" svg:x="0.06cm" svg:y="0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49cm" svg:y="0cm"><text:p/><draw:enhanced-geometry svg:viewBox="0 0 21600 21600" draw:type="rectangle" draw:enhanced-path="M 0 0 L 21600 0 21600 21600 0 21600 0 0 Z N"/></draw:custom-shape><draw:custom-shape draw:name="Shape8" draw:style-name="gr11" draw:text-style-name="P28" svg:width="4.363cm" svg:height="0.297cm" svg:x="0.049cm" svg:y="0cm"><text:p/><draw:enhanced-geometry svg:viewBox="0 0 21600 21600" draw:type="rectangle" draw:enhanced-path="M 0 0 L 21600 0 21600 21600 0 21600 0 0 Z N"/></draw:custom-shape><draw:custom-shape draw:name="Shape8" draw:style-name="gr11" draw:text-style-name="P28" svg:width="4.363cm" svg:height="0.297cm" svg:x="0.067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49cm" svg:y="0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>Kommunikation</text:p>
          </table:table-cell>
        </table:table-row>
        <table:table-row table:style-name="Table1.5">
          <table:table-cell table:style-name="Table1.A1" office:value-type="string">
            <text:p text:style-name="P5"><draw:g text:anchor-type="paragraph" draw:z-index="13" draw:style-name="gr5"><draw:custom-shape draw:name="Shape8" draw:style-name="gr10" draw:text-style-name="P27" svg:width="4.363cm" svg:height="0.297cm" svg:x="0.07cm" svg:y="0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6cm" svg:y="0cm"><text:p/><draw:enhanced-geometry svg:viewBox="0 0 21600 21600" draw:type="rectangle" draw:enhanced-path="M 0 0 L 21600 0 21600 21600 0 21600 0 0 Z N"/></draw:custom-shape><draw:custom-shape draw:name="Shape8" draw:style-name="gr13" draw:text-style-name="P28" svg:width="3.035cm" svg:height="0.297cm" svg:x="0.06cm" svg:y="0cm"><text:p/><draw:enhanced-geometry svg:viewBox="0 0 21600 21600" draw:type="rectangle" draw:enhanced-path="M 0 0 L 21600 0 21600 21600 0 21600 0 0 Z N"/></draw:custom-shape><draw:custom-shape draw:name="Shape8" draw:style-name="gr13" draw:text-style-name="P28" svg:width="3.035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6cm" svg:y="0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>Selbstständigkeit</text:p>
          </table:table-cell>
        </table:table-row>
        <table:table-row>
          <table:table-cell table:style-name="Table1.A1" office:value-type="string">
            <text:p text:style-name="P5"><draw:g text:anchor-type="paragraph" draw:z-index="14" draw:style-name="gr5"><draw:custom-shape draw:name="Shape8" draw:style-name="gr10" draw:text-style-name="P27" svg:width="4.363cm" svg:height="0.297cm" svg:x="0.07cm" svg:y="0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6cm" svg:y="0cm"><text:p/><draw:enhanced-geometry svg:viewBox="0 0 21600 21600" draw:type="rectangle" draw:enhanced-path="M 0 0 L 21600 0 21600 21600 0 21600 0 0 Z N"/></draw:custom-shape><draw:custom-shape draw:name="Shape8" draw:style-name="gr14" draw:text-style-name="P28" svg:width="3.37cm" svg:height="0.297cm" svg:x="0.06cm" svg:y="0cm"><text:p/><draw:enhanced-geometry svg:viewBox="0 0 21600 21600" draw:type="rectangle" draw:enhanced-path="M 0 0 L 21600 0 21600 21600 0 21600 0 0 Z N"/></draw:custom-shape><draw:custom-shape draw:name="Shape8" draw:style-name="gr14" draw:text-style-name="P28" svg:width="3.37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6cm" svg:y="0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>Zuverlässigkeit</text:p>
            <text:p text:style-name="P4"><draw:g text:anchor-type="paragraph" draw:z-index="15" draw:style-name="gr5"><draw:custom-shape draw:name="Shape8" draw:style-name="gr10" draw:text-style-name="P27" svg:width="4.363cm" svg:height="0.297cm" svg:x="0.07cm" svg:y="0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6cm" svg:y="0cm"><text:p/><draw:enhanced-geometry svg:viewBox="0 0 21600 21600" draw:type="rectangle" draw:enhanced-path="M 0 0 L 21600 0 21600 21600 0 21600 0 0 Z N"/></draw:custom-shape><draw:custom-shape draw:name="Shape8" draw:style-name="gr11" draw:text-style-name="P28" svg:width="4.363cm" svg:height="0.297cm" svg:x="0.06cm" svg:y="0cm"><text:p/><draw:enhanced-geometry svg:viewBox="0 0 21600 21600" draw:type="rectangle" draw:enhanced-path="M 0 0 L 21600 0 21600 21600 0 21600 0 0 Z N"/></draw:custom-shape><draw:custom-shape draw:name="Shape8" draw:style-name="gr11" draw:text-style-name="P28" svg:width="4.363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6cm" svg:y="0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>Belastbarkeit</text:p>
          </table:table-cell>
        </table:table-row>
        <table:table-row>
          <table:table-cell table:style-name="Table1.A1" office:value-type="string">
            <text:p text:style-name="Table_5f_Category"><draw:g text:anchor-type="paragraph" draw:z-index="16" draw:style-name="gr5"><draw:custom-shape draw:name="Shape8" draw:style-name="gr10" draw:text-style-name="P27" svg:width="4.363cm" svg:height="0.297cm" svg:x="0.07cm" svg:y="0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6cm" svg:y="0cm"><text:p/><draw:enhanced-geometry svg:viewBox="0 0 21600 21600" draw:type="rectangle" draw:enhanced-path="M 0 0 L 21600 0 21600 21600 0 21600 0 0 Z N"/></draw:custom-shape><draw:custom-shape draw:name="Shape8" draw:style-name="gr15" draw:text-style-name="P28" svg:width="3.888cm" svg:height="0.297cm" svg:x="0.06cm" svg:y="0cm"><text:p/><draw:enhanced-geometry svg:viewBox="0 0 21600 21600" draw:type="rectangle" draw:enhanced-path="M 0 0 L 21600 0 21600 21600 0 21600 0 0 Z N"/></draw:custom-shape><draw:custom-shape draw:name="Shape8" draw:style-name="gr15" draw:text-style-name="P28" svg:width="3.888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6cm" svg:y="0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/>
            <text:p text:style-name="Table_5f_Category"/>
          </table:table-cell>
        </table:table-row>
        <table:table-row>
          <table:table-cell table:style-name="Table1.A1" office:value-type="string">
            <text:p text:style-name="Table_5f_Cat_5f_Heading">Sprachen</text:p>
          </table:table-cell>
        </table:table-row>
        <table:table-row>
          <table:table-cell table:style-name="Table1.A1" office:value-type="string">
            <text:p text:style-name="Table_5f_Category">Deutsch</text:p>
          </table:table-cell>
        </table:table-row>
        <table:table-row>
          <table:table-cell table:style-name="Table1.A1" office:value-type="string">
            <text:p text:style-name="Table_5f_Category"><draw:g text:anchor-type="paragraph" draw:z-index="17" draw:style-name="gr5"><draw:custom-shape draw:name="Shape8" draw:style-name="gr10" draw:text-style-name="P27" svg:width="4.363cm" svg:height="0.297cm" svg:x="0.065cm" svg:y="0.005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11" draw:text-style-name="P28" svg:width="4.363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11" draw:text-style-name="P28" svg:width="4.363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56cm" svg:y="0.002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>Englisch</text:p>
          </table:table-cell>
        </table:table-row>
        <table:table-row>
          <table:table-cell table:style-name="Table1.A1" office:value-type="string">
            <text:p text:style-name="Table_5f_Category"><draw:g text:anchor-type="paragraph" draw:z-index="18" draw:style-name="gr5"><draw:custom-shape draw:name="Shape8" draw:style-name="gr10" draw:text-style-name="P27" svg:width="4.363cm" svg:height="0.297cm" svg:x="0.065cm" svg:y="0.004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16" draw:text-style-name="P28" svg:width="3.16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16" draw:text-style-name="P28" svg:width="3.16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56cm" svg:y="0.002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/>
            <text:p text:style-name="Table_5f_Category"/>
          </table:table-cell>
        </table:table-row>
        <table:table-row>
          <table:table-cell table:style-name="Table1.A1" office:value-type="string">
            <text:p text:style-name="Table_5f_Cat_5f_Heading">Skills</text:p>
          </table:table-cell>
        </table:table-row>
        <table:table-row>
          <table:table-cell table:style-name="Table1.A1" office:value-type="string">
            <text:p text:style-name="Table_5f_Category">Programmierung: C, C++</text:p>
          </table:table-cell>
        </table:table-row>
        <table:table-row>
          <table:table-cell table:style-name="Table1.A1" office:value-type="string">
            <text:p text:style-name="Table_5f_Category"><draw:g text:anchor-type="paragraph" draw:z-index="19" draw:style-name="gr5"><draw:custom-shape draw:name="Shape8" draw:style-name="gr10" draw:text-style-name="P27" svg:width="4.363cm" svg:height="0.297cm" svg:x="0.065cm" svg:y="0.002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17" draw:text-style-name="P28" svg:width="3.021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17" draw:text-style-name="P28" svg:width="3.021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56cm" svg:y="0.002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>Programmierung: Java</text:p>
          </table:table-cell>
        </table:table-row>
        <table:table-row>
          <table:table-cell table:style-name="Table1.A1" office:value-type="string">
            <text:p text:style-name="Table_5f_Category"><draw:g text:anchor-type="paragraph" draw:z-index="20" draw:style-name="gr5"><draw:custom-shape draw:name="Shape8" draw:style-name="gr10" draw:text-style-name="P27" svg:width="4.363cm" svg:height="0.297cm" svg:x="0.065cm" svg:y="0.014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18" draw:text-style-name="P28" svg:width="3.592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18" draw:text-style-name="P28" svg:width="3.592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56cm" svg:y="0.002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>Programmierung: VBA</text:p>
          </table:table-cell>
        </table:table-row>
        <table:table-row>
          <table:table-cell table:style-name="Table1.A1" office:value-type="string">
            <text:p text:style-name="Table_5f_Category"><draw:g text:anchor-type="paragraph" draw:z-index="21" draw:style-name="gr5"><draw:custom-shape draw:name="Shape8" draw:style-name="gr10" draw:text-style-name="P27" svg:width="4.363cm" svg:height="0.297cm" svg:x="0.065cm" svg:y="0.014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19" draw:text-style-name="P28" svg:width="4.068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19" draw:text-style-name="P28" svg:width="4.068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56cm" svg:y="0.002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>Webdesign: HTML, CSS</text:p>
          </table:table-cell>
        </table:table-row>
        <table:table-row>
          <table:table-cell table:style-name="Table1.A1" office:value-type="string">
            <text:p text:style-name="Table_5f_Category"><draw:g text:anchor-type="paragraph" draw:z-index="22" draw:style-name="gr5"><draw:custom-shape draw:name="Shape8" draw:style-name="gr10" draw:text-style-name="P27" svg:width="4.363cm" svg:height="0.297cm" svg:x="0.065cm" svg:y="0.002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20" draw:text-style-name="P28" svg:width="2.678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20" draw:text-style-name="P28" svg:width="2.678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56cm" svg:y="0.002cm"><text:p/><draw:enhanced-geometry svg:viewBox="0 0 21600 21600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Table_5f_Category">Webentwicklung: PHP</text:p>
          </table:table-cell>
        </table:table-row>
        <table:table-row>
          <table:table-cell table:style-name="Table1.A1" office:value-type="string">
            <text:p text:style-name="Standard"><draw:custom-shape text:anchor-type="paragraph" draw:z-index="23" draw:name="Shape8" draw:style-name="gr21" draw:text-style-name="P27" svg:width="4.363cm" svg:height="0.297cm" svg:x="0.065cm" svg:y="0.002cm"><text:p/><draw:enhanced-geometry svg:viewBox="0 0 21600 21600" draw:type="rectangle" draw:enhanced-path="M 0 0 L 21600 0 21600 21600 0 21600 0 0 Z N"/></draw:custom-shape><draw:custom-shape text:anchor-type="paragraph" draw:z-index="24" draw:name="Shape8" draw:style-name="gr21" draw:text-style-name="P27" svg:width="4.363cm" svg:height="0.297cm" svg:x="0.056cm" svg:y="0.002cm"><text:p/><draw:enhanced-geometry svg:viewBox="0 0 21600 21600" draw:type="rectangle" draw:enhanced-path="M 0 0 L 21600 0 21600 21600 0 21600 0 0 Z N"/></draw:custom-shape><draw:custom-shape text:anchor-type="paragraph" draw:z-index="25" draw:name="Shape8" draw:style-name="gr22" draw:text-style-name="P28" svg:width="0.862cm" svg:height="0.297cm" svg:x="0.056cm" svg:y="0.002cm"><text:p/><draw:enhanced-geometry svg:viewBox="0 0 21600 21600" draw:type="rectangle" draw:enhanced-path="M 0 0 L 21600 0 21600 21600 0 21600 0 0 Z N"/></draw:custom-shape><draw:custom-shape text:anchor-type="paragraph" draw:z-index="26" draw:name="Shape8" draw:style-name="gr22" draw:text-style-name="P28" svg:width="0.862cm" svg:height="0.297cm" svg:x="0.049cm" svg:y="0cm"><text:p/><draw:enhanced-geometry svg:viewBox="0 0 21600 21600" draw:type="rectangle" draw:enhanced-path="M 0 0 L 21600 0 21600 21600 0 21600 0 0 Z N"/></draw:custom-shape><draw:custom-shape text:anchor-type="paragraph" draw:z-index="27" draw:name="Shape7" draw:style-name="gr23" draw:text-style-name="P29" svg:width="4.363cm" svg:height="0.297cm" svg:x="0.056cm" svg:y="0.002cm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1" office:value-type="string">
            <text:p text:style-name="Table_5f_Category">Datenbanken: OracleSQL</text:p>
          </table:table-cell>
        </table:table-row>
        <table:table-row>
          <table:table-cell table:style-name="Table1.A1" office:value-type="string">
            <text:p text:style-name="Standard"><draw:g text:anchor-type="paragraph" draw:z-index="28" draw:style-name="gr5"><draw:custom-shape draw:name="Shape8" draw:style-name="gr10" draw:text-style-name="P27" svg:width="4.363cm" svg:height="0.297cm" svg:x="0.065cm" svg:y="0.002cm"><text:p/><draw:enhanced-geometry svg:viewBox="0 0 21600 21600" draw:type="rectangle" draw:enhanced-path="M 0 0 L 21600 0 21600 21600 0 21600 0 0 Z N"/></draw:custom-shape><draw:custom-shape draw:name="Shape8" draw:style-name="gr10" draw:text-style-name="P27" svg:width="4.363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24" draw:text-style-name="P28" svg:width="1.26cm" svg:height="0.297cm" svg:x="0.056cm" svg:y="0.002cm"><text:p/><draw:enhanced-geometry svg:viewBox="0 0 21600 21600" draw:type="rectangle" draw:enhanced-path="M 0 0 L 21600 0 21600 21600 0 21600 0 0 Z N"/></draw:custom-shape><draw:custom-shape draw:name="Shape8" draw:style-name="gr24" draw:text-style-name="P28" svg:width="1.26cm" svg:height="0.297cm" svg:x="0.049cm" svg:y="0cm"><text:p/><draw:enhanced-geometry svg:viewBox="0 0 21600 21600" draw:type="rectangle" draw:enhanced-path="M 0 0 L 21600 0 21600 21600 0 21600 0 0 Z N"/></draw:custom-shape><draw:custom-shape draw:name="Shape7" draw:style-name="gr12" draw:text-style-name="P29" svg:width="4.363cm" svg:height="0.297cm" svg:x="0.056cm" svg:y="0.002cm"><text:p/><draw:enhanced-geometry svg:viewBox="0 0 21600 21600" draw:mirror-horizontal="false" draw:mirror-vertical="false" draw:type="rectangle" draw:enhanced-path="M 0 0 L 21600 0 21600 21600 0 21600 0 0 Z N"/></draw:custom-shape></draw:g></text:p>
          </table:table-cell>
        </table:table-row>
        <table:table-row>
          <table:table-cell table:style-name="Table1.A1" office:value-type="string">
            <text:p text:style-name="Standard"/>
            <text:p text:style-name="Standard"/>
          </table:table-cell>
        </table:table-row>
        <table:table-row>
          <table:table-cell table:style-name="Table1.A1" office:value-type="string">
            <text:p text:style-name="Table_5f_Cat_5f_Heading">Interessen</text:p>
          </table:table-cell>
        </table:table-row>
        <table:table-row>
          <table:table-cell table:style-name="Table1.A1" office:value-type="string">
            <text:p text:style-name="Table_5f_Category">Gitarre spielen</text:p>
          </table:table-cell>
        </table:table-row>
        <table:table-row>
          <table:table-cell table:style-name="Table1.A1" office:value-type="string">
            <text:p text:style-name="Table_5f_Category">Fotografie</text:p>
          </table:table-cell>
        </table:table-row>
        <table:table-row>
          <table:table-cell table:style-name="Table1.A1" office:value-type="string">
            <text:p text:style-name="Table_5f_Category">Raspberry Pi</text:p>
          </table:table-cell>
        </table:table-row>
        <table:table-row>
          <table:table-cell table:style-name="Table1.A1" office:value-type="string">
            <text:p text:style-name="Table_5f_Category">Spieleentwicklung (Open<text:line-break/> <text:s text:c="31"/>Source)</text:p>
          </table:table-cell>
        </table:table-row>
      </table:table>
      <text:p text:style-name="P3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9">Berufserfahrung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5f_Heading"><draw:custom-shape text:anchor-type="paragraph" draw:z-index="8" draw:name="Shape7" draw:style-name="gr9" draw:text-style-name="P26" svg:width="0.301cm" svg:height="0.301cm" svg:x="7.549cm" svg:y="6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7" draw:name="Shape7" draw:style-name="gr8" draw:text-style-name="P26" svg:width="0.301cm" svg:height="0.301cm" svg:x="7.549cm" svg:y="0.37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Softwareentwickler</text:p>
          </table:table-cell>
          <table:covered-table-cell/>
        </table:table-row>
        <table:table-row table:style-name="Table2.3">
          <table:table-cell table:style-name="Table2.A2" office:value-type="string">
            <text:p text:style-name="Table_5f_OrtDatum">IBYKUS AG, Erfurt</text:p>
          </table:table-cell>
          <table:table-cell table:style-name="Table2.B3" office:value-type="string">
            <text:p text:style-name="P10">09/2015 ‑ aktuell</text:p>
          </table:table-cell>
        </table:table-row>
        <table:table-row>
          <table:table-cell table:style-name="Table2.A2" table:number-columns-spanned="2" office:value-type="string">
            <text:list xml:id="list3399738110" text:style-name="List_20_1">
              <text:list-item>
                <text:h text:style-name="Table_5f_List" text:outline-level="1">Programmierung Excel-VBA-Projekt zum Import komplexer Konfigurationsdaten in eine JEE-Fachanwendung</text:h>
              </text:list-item>
              <text:list-item>
                <text:h text:style-name="P15" text:outline-level="1">Umsetzung von Administrationsanwendungen mit dem firmeninternen, modellgetriebenen Framework mit Java/<text:span text:style-name="T2">JEE</text:span></text:h>
              </text:list-item>
              <text:list-item>
                <text:h text:style-name="P15" text:outline-level="1">Forschung zu Themen wie Barrierefreiheit und Sicherheit</text:h>
              </text:list-item>
              <text:list-item>
                <text:p text:style-name="P13"><text:span text:style-name="T2">Entwicklung einer Electron/React-Applikation</text:span> zum Erzeugen anpassbarer Layouts für Web-Fachanwendungen</text:p>
              </text:list-item>
              <text:list-item>
                <text:p text:style-name="P14">Realisierung von formulargetriebenen Webanwendungen auf Basis von HTML, CSS, React und JavaScript/TypeScript</text:p>
              </text:list-item>
            </text:list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5f_Heading"><draw:custom-shape text:anchor-type="paragraph" draw:z-index="9" draw:name="Shape7" draw:style-name="gr9" draw:text-style-name="P26" svg:width="0.301cm" svg:height="0.301cm" svg:x="7.549cm" svg:y="5.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uales Studium in Praktische Informatik</text:p>
          </table:table-cell>
          <table:covered-table-cell/>
        </table:table-row>
        <table:table-row>
          <table:table-cell table:style-name="Table2.A2" office:value-type="string">
            <text:p text:style-name="P11">Thales Transportation Systems GmbH, Arnstadt</text:p>
          </table:table-cell>
          <table:table-cell table:style-name="Table2.B3" office:value-type="string">
            <text:p text:style-name="P10">09/2012 ‑ 09/2015</text:p>
          </table:table-cell>
        </table:table-row>
        <table:table-row>
          <table:table-cell table:style-name="Table2.A2" table:number-columns-spanned="2" office:value-type="string">
            <text:list xml:id="list213634123745867" text:continue-numbering="true" text:style-name="List_20_1">
              <text:list-item>
                <text:h text:style-name="Table_5f_List" text:outline-level="1">Entwicklung VBA-Datenbankanw. zur Kostenabrechnung</text:h>
              </text:list-item>
              <text:list-item>
                <text:h text:style-name="Table_5f_List" text:outline-level="1">Entwicklung einer Mikrokontroller-Software für ein Prüfgerät</text:h>
              </text:list-item>
              <text:list-item>
                <text:h text:style-name="Table_5f_List" text:outline-level="1">Programmierung PHP-Web-Frontend für eine Datenbank</text:h>
              </text:list-item>
              <text:list-item>
                <text:h text:style-name="Table_5f_List" text:outline-level="1">Optimierung des Prüfmittelmanagements mit RFID</text:h>
              </text:list-item>
            </text:list>
          </table:table-cell>
          <table:covered-table-cell/>
        </table:table-row>
        <table:table-row>
          <table:table-cell table:style-name="Table2.B3" table:number-columns-spanned="2" office:value-type="string">
            <text:p text:style-name="P2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Table_20_Heading">Bildungsweg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5f_Heading"><draw:custom-shape text:anchor-type="paragraph" draw:z-index="10" draw:name="Shape7" draw:style-name="gr9" draw:text-style-name="P26" svg:width="0.301cm" svg:height="0.301cm" svg:x="7.549cm" svg:y="3.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Masterstudium in Angewandte Informatik</text:p>
          </table:table-cell>
          <table:covered-table-cell/>
        </table:table-row>
        <table:table-row>
          <table:table-cell table:style-name="Table2.A2" office:value-type="string">
            <text:p text:style-name="Table_5f_OrtDatum">Fachhochschule Erfurt</text:p>
          </table:table-cell>
          <table:table-cell table:style-name="Table2.B3" office:value-type="string">
            <text:p text:style-name="P10">10/2015 ‑ <text:span text:style-name="T2">09/2019</text:span></text:p>
          </table:table-cell>
        </table:table-row>
        <table:table-row>
          <table:table-cell table:style-name="Table2.A2" table:number-columns-spanned="2" office:value-type="string">
            <text:p text:style-name="Table_5f_Main">Teilzeitstudium in Kooperation mit IBYKUS AG.</text:p>
            <text:p text:style-name="Table_5f_Main">Abschlussnote: <text:tab/>1,<text:span text:style-name="T2">2</text:span>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5f_Heading">Duales Studium in Praktische Informatik</text:p>
          </table:table-cell>
          <table:covered-table-cell/>
        </table:table-row>
        <table:table-row>
          <table:table-cell table:style-name="Table2.A2" office:value-type="string">
            <text:p text:style-name="Table_5f_OrtDatum">Berufsakademie Gera</text:p>
          </table:table-cell>
          <table:table-cell table:style-name="Table2.B3" office:value-type="string">
            <text:p text:style-name="P10">10/2012 ‑ 09/2015</text:p>
          </table:table-cell>
        </table:table-row>
        <table:table-row>
          <table:table-cell table:style-name="Table2.A2" table:number-columns-spanned="2" office:value-type="string">
            <text:p text:style-name="Table_5f_Main">Duales Studium in Kooperation mit Thales Transportation Systems GmbH.</text:p>
            <text:p text:style-name="Table_5f_Main"><draw:custom-shape text:anchor-type="paragraph" draw:z-index="11" draw:name="Shape7" draw:style-name="gr9" draw:text-style-name="P26" svg:width="0.301cm" svg:height="0.301cm" svg:x="7.549cm" svg:y="1.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bschlussnote: <text:tab/>1,9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5f_Heading">Allgemeine Hochschulreife</text:p>
          </table:table-cell>
          <table:covered-table-cell/>
        </table:table-row>
        <table:table-row>
          <table:table-cell table:style-name="Table2.A2" office:value-type="string">
            <text:p text:style-name="Table_5f_OrtDatum">Staatliches Gymnasium Arnstadt</text:p>
          </table:table-cell>
          <table:table-cell table:style-name="Table2.B3" office:value-type="string">
            <text:p text:style-name="P10">10/2004 ‑ 07/2012</text:p>
          </table:table-cell>
        </table:table-row>
        <table:table-row>
          <table:table-cell table:style-name="Table2.A2" table:number-columns-spanned="2" office:value-type="string">
            <text:p text:style-name="Table_5f_Main">Hauptfächer:<text:span text:style-name="T1"><text:tab/><text:tab/></text:span>Mathe, Physik</text:p>
            <text:p text:style-name="Table_5f_Main">Abschlussnote: <text:span text:style-name="T1"><text:tab/></text:span>1,8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985006" draw:end-color="#f79448" draw:start-intensity="100%" draw:end-intensity="100%" draw:angle="2250" draw:border="0%"/>
    <draw:gradient draw:name="Gradient_20_11" draw:display-name="Gradient 11" draw:style="linear" draw:start-color="#985006" draw:end-color="#f79448" draw:start-intensity="100%" draw:end-intensity="100%" draw:angle="2250" draw:border="0%"/>
    <draw:gradient draw:name="Gradient_20_12" draw:display-name="Gradient 12" draw:style="linear" draw:start-color="#985006" draw:end-color="#f79448" draw:start-intensity="100%" draw:end-intensity="100%" draw:angle="2250" draw:border="0%"/>
    <draw:gradient draw:name="Gradient_20_13" draw:display-name="Gradient 13" draw:style="linear" draw:start-color="#985006" draw:end-color="#f79448" draw:start-intensity="100%" draw:end-intensity="100%" draw:angle="2250" draw:border="0%"/>
    <draw:gradient draw:name="Gradient_20_14" draw:display-name="Gradient 14" draw:style="linear" draw:start-color="#985006" draw:end-color="#f79448" draw:start-intensity="100%" draw:end-intensity="100%" draw:angle="2250" draw:border="0%"/>
    <draw:gradient draw:name="Gradient_20_15" draw:display-name="Gradient 15" draw:style="linear" draw:start-color="#985006" draw:end-color="#f79448" draw:start-intensity="100%" draw:end-intensity="100%" draw:angle="2250" draw:border="0%"/>
    <draw:gradient draw:name="Gradient_20_16" draw:display-name="Gradient 16" draw:style="linear" draw:start-color="#985006" draw:end-color="#f79448" draw:start-intensity="100%" draw:end-intensity="100%" draw:angle="2250" draw:border="0%"/>
    <draw:gradient draw:name="Gradient_20_17" draw:display-name="Gradient 17" draw:style="linear" draw:start-color="#985006" draw:end-color="#f79448" draw:start-intensity="100%" draw:end-intensity="100%" draw:angle="2250" draw:border="0%"/>
    <draw:gradient draw:name="Gradient_20_18" draw:display-name="Gradient 18" draw:style="linear" draw:start-color="#985006" draw:end-color="#f79448" draw:start-intensity="100%" draw:end-intensity="100%" draw:angle="2250" draw:border="0%"/>
    <draw:gradient draw:name="Gradient_20_19" draw:display-name="Gradient 19" draw:style="linear" draw:start-color="#985006" draw:end-color="#f79448" draw:start-intensity="100%" draw:end-intensity="100%" draw:angle="2250" draw:border="0%"/>
    <draw:gradient draw:name="Gradient_20_2" draw:display-name="Gradient 2" draw:style="linear" draw:start-color="#985006" draw:end-color="#f79448" draw:start-intensity="100%" draw:end-intensity="100%" draw:angle="2250" draw:border="0%"/>
    <draw:gradient draw:name="Gradient_20_8" draw:display-name="Gradient 8" draw:style="linear" draw:start-color="#ff9f13" draw:end-color="#fe7f00" draw:start-intensity="100%" draw:end-intensity="100%" draw:angle="900" draw:border="0%"/>
    <draw:gradient draw:name="Gradient_20_9" draw:display-name="Gradient 9" draw:style="linear" draw:start-color="#ffffff" draw:end-color="#bababa" draw:start-intensity="100%" draw:end-intensity="100%" draw:angle="2700" draw:border="0%"/>
    <draw:gradient draw:name="gradient" draw:style="linear" draw:start-color="#985006" draw:end-color="#f79448" draw:start-intensity="100%" draw:end-intensity="100%" draw:angle="2250" draw:border="0%"/>
    <draw:stroke-dash draw:name="_32__20_Dots_20_1_20_Dash" draw:display-name="2 Dots 1 Dash" draw:style="rect" draw:dots1="1" draw:dots1-length="197%" draw:distance="127%"/>
    <draw:stroke-dash draw:name="_32__20_Dots_20_1_20_Dash_20_4" draw:display-name="2 Dots 1 Dash 4" draw:style="rect" draw:dots1="1" draw:dots1-length="0.029cm" draw:dots2="1" draw:dots2-length="0.029cm" draw:distance="0.029cm"/>
    <draw:stroke-dash draw:name="_32__20_Dots_20_1_20_Dash_20_5" draw:display-name="2 Dots 1 Dash 5" draw:style="rect" draw:dots1="1" draw:dots1-length="0.029cm" draw:dots2="1" draw:dots2-length="0.029cm" draw:distance="0.029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weight="bold" style:font-size-asian="10.5pt"/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fo:font-weight="bold"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left="0cm" fo:margin-right="0cm" fo:margin-top="0cm" fo:margin-bottom="0.055cm" loext:contextual-spacing="false" fo:text-align="start" style:justify-single-word="false" fo:text-indent="0cm" style:auto-text-indent="false" style:page-number="auto" text:number-lines="false" text:line-number="0">
        <style:drop-cap/>
      </style:paragraph-properties>
      <style:text-properties fo:font-variant="small-caps" fo:color="#333333" style:font-name="Liberation Sans1" fo:font-family="'Liberation Sans'" style:font-style-name="Bold" style:font-family-generic="swiss" style:font-pitch="variable" fo:font-size="16pt" fo:font-weight="bold" style:font-size-asian="10.5pt" style:font-weight-asian="bold" style:font-weight-complex="bold"/>
    </style:style>
    <style:style style:name="Table_5f_Heading" style:display-name="Table_Heading" style:family="paragraph" style:parent-style-name="Table_20_Contents" style:class="text">
      <style:paragraph-properties fo:margin-left="0cm" fo:margin-right="0cm" fo:margin-top="0.275cm" fo:margin-bottom="0cm" loext:contextual-spacing="false" fo:text-indent="0cm" style:auto-text-indent="false"/>
      <style:text-properties fo:color="#e47200" style:font-name="Liberation Sans1" fo:font-family="'Liberation Sans'" style:font-style-name="Bold" style:font-family-generic="swiss" style:font-pitch="variable" fo:font-weight="bold" style:font-size-asian="10.5pt"/>
    </style:style>
    <style:style style:name="Table_5f_OrtDatum" style:display-name="Table_OrtDatum" style:family="paragraph" style:parent-style-name="Table_20_Contents">
      <style:paragraph-properties fo:margin-left="0cm" fo:margin-right="0cm" fo:text-indent="0cm" style:auto-text-indent="false" style:shadow="none"/>
      <style:text-properties fo:color="#333333" fo:font-style="italic" fo:font-weight="normal" style:font-size-asian="10.5pt"/>
    </style:style>
    <style:style style:name="Table_5f_Main" style:display-name="Table_Main" style:family="paragraph" style:parent-style-name="Table_20_Contents">
      <style:text-properties fo:color="#000000" style:font-size-asian="10.5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able_5f_List" style:display-name="Table_List" style:family="paragraph" style:parent-style-name="Table_20_Contents" style:default-outline-level="1" style:list-style-name="List_20_1" style:master-page-name="">
      <style:paragraph-properties style:page-number="auto"/>
      <style:text-properties style:font-size-asian="10.5pt"/>
    </style:style>
    <style:style style:name="Table_5f_Category" style:display-name="Table_Category" style:family="paragraph" style:parent-style-name="Table_20_Contents">
      <style:paragraph-properties fo:margin-top="0cm" fo:margin-bottom="0.028cm" loext:contextual-spacing="false"/>
      <style:text-properties fo:color="#333333" fo:font-size="11pt" style:font-size-asian="10.5pt"/>
    </style:style>
    <style:style style:name="Table_5f_Cat_5f_Heading" style:display-name="Table_Cat_Heading" style:family="paragraph" style:parent-style-name="Table_20_Contents" style:master-page-name="">
      <style:paragraph-properties fo:margin-left="-0.037cm" fo:margin-right="0cm" fo:margin-top="0cm" fo:margin-bottom="0.275cm" loext:contextual-spacing="false" fo:text-indent="0cm" style:auto-text-indent="false" style:page-number="auto"/>
      <style:text-properties fo:font-variant="small-caps" fo:color="#333333" style:font-name="Liberation Sans1" fo:font-family="'Liberation Sans'" style:font-style-name="Bold" style:font-family-generic="swiss" style:font-pitch="variable" fo:font-size="16pt" fo:font-weight="bol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3cm" fo:margin-left="0.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M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MP4" style:family="paragraph">
      <style:paragraph-properties fo:margin-top="0cm" fo:margin-bottom="0.3cm"/>
    </style:style>
    <style:style style:name="MP5" style:family="paragraph">
      <style:paragraph-properties fo:margin-left="0cm" fo:margin-right="0.499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MP6" style:family="paragraph">
      <loext:graphic-properties draw:fill="none" draw:fill-color="#ffffff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style:text-outline="false" style:text-line-through-style="none" style:text-line-through-type="none" style:text-position="0% 100%" fo:font-size="24pt" fo:letter-spacing="normal" fo:language="en" fo:country="US" fo:text-shadow="none" style:text-underline-style="none" style:text-underline-mode="continuous" style:text-overline-mode="continuous" style:text-line-through-mode="continuous" style:letter-kerning="true" style:font-name-asian="WenQuanYi Micro Hei" style:font-size-asian="24pt" style:language-asian="zh" style:country-asian="CN" style:font-name-complex="Lohit Devanagari" style:font-size-complex="24pt" style:language-complex="hi" style:country-complex="IN" style:text-emphasize="none" style:text-scale="100%" style:font-relief="none" style:text-overline-style="none" style:text-overline-color="font-color" fo:hyphenate="false"/>
    </style:style>
    <style:style style:name="MP9" style:family="paragraph">
      <loext:graphic-properties draw:fill="solid" draw:fill-color="#333333" draw:opacity="100%"/>
    </style:style>
    <style:style style:name="MP10" style:family="paragraph">
      <style:paragraph-properties fo:margin-left="0cm" fo:margin-right="0.499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MP11" style:family="paragraph">
      <loext:graphic-properties draw:fill="none" draw:fill-color="#ffffff"/>
      <style:paragraph-properties fo:margin-left="0cm" fo:margin-right="0.499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color="#e8e8e8" style:text-outline="false" style:text-line-through-style="none" style:text-line-through-type="none" style:text-position="0% 100%" style:font-name="Liberation Serif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T1" style:family="text">
      <style:text-properties fo:color="#ffffff" fo:font-size="11pt" style:font-size-asian="11pt" style:font-size-complex="11pt"/>
    </style:style>
    <style:style style:name="MT2" style:family="text">
      <style:text-properties fo:color="#333333" style:font-name="Liberation Sans" fo:font-weight="bold" style:font-weight-asian="bold" style:font-weight-complex="bold"/>
    </style:style>
    <style:style style:name="MT3" style:family="text">
      <style:text-properties fo:color="#ffffff" fo:font-size="12pt" style:font-size-asian="12pt" style:font-size-complex="12pt"/>
    </style:style>
    <style:style style:name="MT4" style:family="text">
      <style:text-properties fo:color="#ffffff" style:font-name="DejaVu Sans" fo:font-size="24pt" fo:font-weight="normal" style:font-size-asian="24pt" style:font-weight-asian="normal" style:font-size-complex="24pt" style:font-weight-complex="normal"/>
    </style:style>
    <style:style style:name="MT5" style:family="text">
      <style:text-properties fo:color="#e8e8e8" style:font-name="DejaVu Sans" fo:font-size="24pt" fo:font-weight="bold" style:font-size-asian="24pt" style:font-weight-asian="bold" style:font-size-complex="24pt" style:font-weight-complex="bold"/>
    </style:style>
    <style:style style:name="MT6" style:family="text">
      <style:text-properties fo:color="#ffffff" style:font-name="DejaVu Sans" fo:font-size="24pt" fo:font-weight="bold" style:font-size-asian="24pt" style:font-weight-asian="bold" style:font-size-complex="24pt" style:font-weight-complex="bold"/>
    </style:style>
    <style:style style:name="MT7" style:family="text">
      <style:text-properties fo:color="#333333" style:font-name="DejaVu Serif" fo:font-size="17pt" fo:font-style="italic" fo:font-weight="bold" style:font-size-asian="17pt" style:font-style-asian="italic" style:font-weight-asian="bold" style:font-size-complex="17pt" style:font-style-complex="italic" style:font-weight-complex="bold"/>
    </style:style>
    <style:style style:name="MT8" style:family="text">
      <style:text-properties fo:color="#e8e8e8" style:text-outline="false" style:text-line-through-style="none" style:text-line-through-type="none" style:text-position="0% 100%" style:font-name="Liberation Serif" fo:font-size="11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draw:textarea-vertical-align="middle" fo:min-height="0.894cm" style:run-through="foreground"/>
    </style:style>
    <style:style style:name="Mgr3" style:family="graphic">
      <style:graphic-properties draw:stroke="none" svg:stroke-color="#000000" draw:fill="none" draw:fill-color="#ffffff" draw:textarea-vertical-align="middle" fo:min-height="0.861cm" style:run-through="foreground"/>
    </style:style>
    <style:style style:name="Mgr4" style:family="graphic">
      <style:graphic-properties draw:stroke="none" svg:stroke-color="#000000" draw:fill="none" draw:fill-color="#ffffff" draw:textarea-vertical-align="middle" fo:min-height="3.5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draw:textarea-vertical-align="middle" fo:min-height="3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none" svg:stroke-color="#333333" draw:marker-end="" draw:stroke-linejoin="miter" draw:fill="solid" draw:fill-color="#333333" draw:opacity="100%" draw:textarea-horizontal-align="justify" draw:textarea-vertical-align="middle" draw:auto-grow-height="false" fo:min-height="0.748cm" fo:min-width="14.736cm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Mgr7" style:family="graphic">
      <style:graphic-properties draw:stroke="none" svg:stroke-color="#000000" draw:fill="none" draw:fill-color="#ffffff" draw:textarea-vertical-align="middle" fo:min-height="0.8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8" style:family="graphic">
      <style:graphic-properties draw:stroke="none" svg:stroke-width="0cm" svg:stroke-color="#333333" draw:marker-start-width="0.353cm" draw:marker-end-width="0.353cm" draw:fill="solid" draw:fill-color="#333333" draw:opacity="100%" draw:textarea-horizontal-align="justify" draw:textarea-vertical-align="middle" draw:auto-grow-height="false" fo:min-height="0.727cm" fo:min-width="1.136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1.499cm" fo:margin-left="2.499cm" fo:margin-right="1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2">
          <style:column style:rel-width="2835*" fo:start-indent="0cm" fo:end-indent="0cm"/>
          <style:column style:rel-width="6804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5.85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-2.494cm" svg:y="0cm" svg:width="20.996cm" svg:height="5.863cm" draw:z-index="0"><draw:image xlink:href="Pictures/10000000000009B0000002C4DA0FF2957D84C430.jpg" xlink:type="simple" xlink:show="embed" xlink:actuate="onLoad" loext:mime-type="image/jpeg"/></draw:frame><draw:g text:anchor-type="paragraph" draw:z-index="5" draw:style-name="Mgr1"><draw:frame draw:name="Shape1" draw:style-name="Mgr2" draw:text-style-name="MP3" svg:width="5.71cm" svg:height="0.895cm" svg:x="2.731cm" svg:y="4.995cm"><draw:text-box><text:p text:style-name="MP2"><text:span text:style-name="MT1">Aktuell kein Interesse an </text:span><text:span text:style-name="MT1">Angeboten</text:span></text:p></draw:text-box></draw:frame></draw:g><draw:g text:anchor-type="paragraph" draw:z-index="29" draw:style-name="Mgr1"><draw:frame draw:name="Shape1" draw:style-name="Mgr3" draw:text-style-name="MP3" svg:width="4.532cm" svg:height="0.862cm" svg:x="9.119cm" svg:y="5.002cm"><draw:text-box><text:p text:style-name="MP2"><text:span text:style-name="MT1">Erfurt <text:s text:c="3"/>Ab 45.000 €</text:span></text:p></draw:text-box></draw:frame></draw:g><draw:frame text:anchor-type="paragraph" draw:z-index="2" draw:name="Shape1" draw:style-name="Mgr4" draw:text-style-name="MP6" svg:width="5.12cm" svg:height="3.585cm" svg:x="0.042cm" svg:y="1.007cm"><draw:text-box><text:p><text:span text:style-name="MT2">Angestellt:</text:span></text:p><text:p text:style-name="MP4"><text:span text:style-name="MT3">IBYKUS AG für Informationstechnologie</text:span></text:p><text:p><text:span text:style-name="MT2">Abschluss:</text:span></text:p><text:p text:style-name="MP5"><text:span text:style-name="MT3">Master of Science,</text:span><text:span text:style-name="MT3"><text:line-break/></text:span><text:span text:style-name="MT3">Fachhochschule Erfurt</text:span></text:p></draw:text-box></draw:frame><draw:frame text:anchor-type="paragraph" draw:z-index="3" draw:name="Shape1" draw:style-name="Mgr5" draw:text-style-name="MP8" svg:width="7.43cm" svg:height="3.529cm" svg:x="5.447cm" svg:y="1.021cm"><draw:text-box><text:p text:style-name="MP7"><text:span text:style-name="MT4">Frank</text:span><text:span text:style-name="MT5"> </text:span><text:span text:style-name="MT6">Hartung</text:span></text:p><text:p text:style-name="MP7"><text:span text:style-name="MT7">Softwareentwickler</text:span></text:p></draw:text-box></draw:frame><draw:custom-shape text:anchor-type="paragraph" draw:z-index="1" draw:name="Shape3" draw:style-name="Mgr6" draw:text-style-name="MP9" svg:width="14.736cm" svg:height="0.749cm" svg:x="0cm" svg:y="5.114cm"><text:p/><draw:enhanced-geometry svg:viewBox="0 0 21600 21600" draw:type="rectangle" draw:enhanced-path="M 0 0 L 21600 0 21600 21600 0 21600 0 0 Z N"/></draw:custom-shape><draw:frame text:anchor-type="paragraph" draw:z-index="4" draw:name="Shape1" draw:style-name="Mgr7" draw:text-style-name="MP11" svg:width="4.028cm" svg:height="0.862cm" svg:x="-1.296cm" svg:y="5.011cm"><draw:text-box><text:p text:style-name="MP10"><text:span text:style-name="MT8">Jobwünsche:</text:span></text:p></draw:text-box></draw:frame><draw:custom-shape text:anchor-type="paragraph" draw:z-index="6" draw:style-name="Mgr8" draw:text-style-name="MP9" svg:width="1.153cm" svg:height="0.743cm" draw:transform="rotate (-3.14159265358979) translate (12.7246944444444cm 5.85611111111111cm)"><text:p/><draw:enhanced-geometry svg:viewBox="0 0 21600 21600" draw:text-areas="0 0 21600 21600" draw:type="chevron" draw:modifiers="16282.568807339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20:50:53.224874491</meta:creation-date>
    <meta:editing-duration>PT5H49M</meta:editing-duration>
    <meta:editing-cycles>52</meta:editing-cycles>
    <meta:generator>LibreOffice/6.0.7.3$Linux_X86_64 LibreOffice_project/00m0$Build-3</meta:generator>
    <dc:date>2020-04-14T21:36:33.767159086</dc:date>
    <meta:print-date>2019-02-01T10:52:46.394038568</meta:print-date>
    <meta:document-statistic meta:table-count="2" meta:image-count="1" meta:object-count="0" meta:page-count="1" meta:paragraph-count="54" meta:word-count="183" meta:character-count="1626" meta:non-whitespace-character-count="1470"/>
  </office:meta>
</office:document-meta>
</file>